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19773CFF047CC00A28.png" manifest:media-type="image/png"/>
  <manifest:file-entry manifest:full-path="Pictures/10000E96000006F7000001EBCA9835756C9B383C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7cm" fo:min-width="2.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_20_short" draw:marker-end-width="0.254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278cm"/>
    </style:style>
    <style:style style:name="gr6" style:family="graphic" style:parent-style-name="standard">
      <style:graphic-properties draw:stroke="none" svg:stroke-color="#000000" draw:fill="none" draw:fill-color="#ffffff" fo:min-height="0.84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cccccc" draw:marker-end="Arrow_20_short" draw:marker-end-width="0.254cm" draw:fill="none" draw:textarea-vertical-align="middle"/>
    </style:style>
    <style:style style:name="P1" style:family="paragraph">
      <style:paragraph-properties fo:text-align="center" style:writing-mode="lr-tb"/>
      <style:text-properties style:font-name="Helvetica1" fo:font-size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Helvetica1" fo:font-size="12pt"/>
    </style:style>
    <style:style style:name="P3" style:family="paragraph">
      <loext:graphic-properties draw:fill="none" draw:fill-color="#ffffff"/>
      <style:paragraph-properties style:writing-mode="lr-tb"/>
      <style:text-properties style:font-name="Helvetica1"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Helvetica1"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cccccc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cccccc" loext:opacity="100%" style:font-name="Helvetica1" fo:font-size="12pt"/>
    </style:style>
    <style:style style:name="T1" style:family="text">
      <style:text-properties style:font-name="Helvetica1" fo:font-size="12pt"/>
    </style:style>
    <style:style style:name="T2" style:family="text">
      <style:text-properties fo:color="#cccccc" loext:opacity="100%" style:font-name="Helvetica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2cm" svg:height="2.52cm" svg:x="2.64cm" svg:y="0.2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cm" svg:height="0.88cm" svg:x="0.36cm" svg:y="4.12cm">
          <draw:text-box>
            <text:p><text:span text:style-name="T1">Features</text:span></text:p>
          </draw:text-box>
        </draw:frame>
        <draw:frame draw:style-name="gr2" draw:text-style-name="P5" draw:layer="layout" svg:width="3.04cm" svg:height="0.88cm" svg:x="2.86cm" svg:y="4.12cm">
          <draw:text-box>
            <text:p text:style-name="P4"><text:span text:style-name="T1">[75.0, 80.0]</text:span></text:p>
          </draw:text-box>
        </draw:frame>
        <draw:line draw:style-name="gr3" draw:text-style-name="P6" draw:layer="layout" svg:x1="4.447cm" svg:y1="3.894cm" svg:x2="4.447cm" svg:y2="2.741cm">
          <text:p/>
        </draw:line>
        <draw:frame draw:style-name="gr2" draw:text-style-name="P3" draw:layer="layout" svg:width="1.169cm" svg:height="0.88cm" svg:x="3.748cm" svg:y="4.849cm">
          <draw:text-box>
            <text:p text:style-name="P4"><text:span text:style-name="T1">t</text:span></text:p>
          </draw:text-box>
        </draw:frame>
        <draw:custom-shape draw:style-name="gr1" draw:text-style-name="P2" draw:layer="layout" svg:width="3.32cm" svg:height="2.52cm" svg:x="6.74cm" svg:y="0.201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6.96cm" svg:y="4.121cm">
          <draw:text-box>
            <text:p text:style-name="P4"><text:span text:style-name="T1">[76.0, 83.0]</text:span></text:p>
          </draw:text-box>
        </draw:frame>
        <draw:line draw:style-name="gr3" draw:text-style-name="P6" draw:layer="layout" svg:x1="8.547cm" svg:y1="3.895cm" svg:x2="8.547cm" svg:y2="2.742cm">
          <text:p/>
        </draw:line>
        <draw:frame draw:style-name="gr2" draw:text-style-name="P3" draw:layer="layout" svg:width="1.169cm" svg:height="0.88cm" svg:x="7.848cm" svg:y="4.85cm">
          <draw:text-box>
            <text:p text:style-name="P4"><text:span text:style-name="T1">t+1</text:span></text:p>
          </draw:text-box>
        </draw:frame>
        <draw:custom-shape draw:style-name="gr1" draw:text-style-name="P2" draw:layer="layout" svg:width="3.32cm" svg:height="2.52cm" svg:x="10.84cm" svg:y="0.202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11.06cm" svg:y="4.122cm">
          <draw:text-box>
            <text:p text:style-name="P4"><text:span text:style-name="T1">[78.0, 89.0]</text:span></text:p>
          </draw:text-box>
        </draw:frame>
        <draw:line draw:style-name="gr3" draw:text-style-name="P6" draw:layer="layout" svg:x1="12.647cm" svg:y1="3.896cm" svg:x2="12.647cm" svg:y2="2.743cm">
          <text:p/>
        </draw:line>
        <draw:line draw:style-name="gr3" draw:text-style-name="P6" draw:layer="layout" svg:x1="14.173cm" svg:y1="1.556cm" svg:x2="15.884cm" svg:y2="1.585cm">
          <text:p/>
        </draw:line>
        <draw:frame draw:style-name="gr2" draw:text-style-name="P3" draw:layer="layout" svg:width="1.169cm" svg:height="0.88cm" svg:x="11.948cm" svg:y="4.851cm">
          <draw:text-box>
            <text:p text:style-name="P4"><text:span text:style-name="T1">t+2</text:span></text:p>
          </draw:text-box>
        </draw:frame>
        <draw:path draw:style-name="gr4" draw:text-style-name="P6" draw:layer="layout" svg:width="2.474cm" svg:height="1.943cm" draw:transform="skewX (-0.567406539823356) rotate (-0.992917811459575) translate (6.00478647146357cm 0.613499785922405cm)" svg:viewBox="0 0 2475 1944" svg:d="M0 1944c2438 1 2475-1944 2475-1944">
          <text:p/>
        </draw:path>
        <draw:frame draw:style-name="gr2" draw:text-style-name="P3" draw:layer="layout" svg:width="1.169cm" svg:height="0.88cm" svg:x="5.749cm" svg:y="3.149cm">
          <draw:text-box>
            <text:p text:style-name="P4"><text:span text:style-name="T1">a</text:span></text:p>
          </draw:text-box>
        </draw:frame>
        <draw:path draw:style-name="gr4" draw:text-style-name="P6" draw:layer="layout" svg:width="2.474cm" svg:height="1.943cm" draw:transform="skewX (-0.567406539823356) rotate (-0.992917811459575) translate (10.2217864714636cm 0.613499785922404cm)" svg:viewBox="0 0 2475 1944" svg:d="M0 1944c2438 1 2475-1944 2475-1944">
          <text:p/>
        </draw:path>
        <draw:frame draw:style-name="gr2" draw:text-style-name="P3" draw:layer="layout" svg:width="1.169cm" svg:height="0.88cm" svg:x="9.966cm" svg:y="3.149cm">
          <draw:text-box>
            <text:p text:style-name="P4"><text:span text:style-name="T1">a</text:span></text:p>
          </draw:text-box>
        </draw:frame>
        <draw:frame draw:style-name="gr2" draw:text-style-name="P3" draw:layer="layout" svg:width="1.169cm" svg:height="0.88cm" svg:x="14.267cm" svg:y="0.849cm">
          <draw:text-box>
            <text:p text:style-name="P4"><text:span text:style-name="T1">a</text:span></text:p>
          </draw:text-box>
        </draw:frame>
        <draw:custom-shape draw:style-name="gr5" draw:text-style-name="P6" draw:layer="layout" svg:width="1.1cm" svg:height="1.1cm" svg:x="15.85cm" svg:y="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04cm" svg:height="1.097cm" svg:x="14.943cm" svg:y="2.553cm">
          <draw:text-box>
            <text:p text:style-name="P4"><text:span text:style-name="T1">Readout Layer</text:span></text:p>
          </draw:text-box>
        </draw:frame>
        <draw:frame draw:style-name="gr7" draw:text-style-name="P6" draw:layer="layout" svg:width="1.782cm" svg:height="0.49cm" svg:x="17.097cm" svg:y="0.708cm">
          <draw:image xlink:href="Pictures/10000E96000006F7000001EBCA9835756C9B383C.svg" xlink:type="simple" xlink:show="embed" xlink:actuate="onLoad" draw:mime-type="image/svg+xml">
            <text:p/>
          </draw:image>
          <draw:image xlink:href="Pictures/100000010000005900000019773CFF047CC00A28.png" xlink:type="simple" xlink:show="embed" xlink:actuate="onLoad" draw:mime-type="image/png"/>
        </draw:frame>
        <draw:line draw:style-name="gr3" draw:text-style-name="P6" draw:layer="layout" svg:x1="16.973cm" svg:y1="1.566cm" svg:x2="18.684cm" svg:y2="1.595cm">
          <text:p/>
        </draw:line>
        <draw:path draw:style-name="gr8" draw:text-style-name="P6" draw:layer="layout" svg:width="2.474cm" svg:height="1.943cm" draw:transform="skewX (-0.567406539823356) rotate (-0.992917811459575) translate (2.12178647146357cm 0.679499785922404cm)" svg:viewBox="0 0 2475 1944" svg:d="M0 1944c2438 1 2475-1944 2475-1944">
          <text:p/>
        </draw:path>
        <draw:frame draw:style-name="gr2" draw:text-style-name="P8" draw:layer="layout" svg:width="1.169cm" svg:height="0.88cm" svg:x="1.85cm" svg:y="3.149cm">
          <draw:text-box>
            <text:p text:style-name="P7"><text:span text:style-name="T2">a</text:span></text:p>
          </draw:text-box>
        </draw:frame>
        <draw:frame draw:style-name="gr2" draw:text-style-name="P8" draw:layer="layout" svg:width="1.169cm" svg:height="0.88cm" svg:x="0.551cm" svg:y="2.149cm">
          <draw:text-box>
            <text:p text:style-name="P7"><text:span text:style-name="T2">0'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5.7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9T01:05:13.160894373</meta:creation-date>
    <dc:date>2021-10-19T12:08:39.983435073</dc:date>
    <meta:editing-duration>PT20M32S</meta:editing-duration>
    <meta:editing-cycles>10</meta:editing-cycles>
    <meta:generator>LibreOffice/7.2.0.4$MacOSX_AARCH64 LibreOffice_project/9a9c6381e3f7a62afc1329bd359cc48accb6435b</meta:generator>
    <meta:document-statistic meta:object-count="26"/>
  </office:meta>
</office:document-meta>
</file>